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6.5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Table2" style:family="table">
      <style:table-properties style:width="16.501cm" fo:margin-left="0cm" fo:margin-top="0cm" fo:margin-bottom="0cm" fo:break-before="auto" fo:break-after="auto" table:align="left"/>
    </style:style>
    <style:style style:name="Table2.A" style:family="table-column">
      <style:table-column-properties style:column-width="16.5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176cm" fo:border="none">
        <style:background-image/>
      </style:table-cell-properties>
    </style:style>
    <style:style style:name="P1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</style:style>
    <style:style style:name="P15" style:family="paragraph" style:parent-style-name="Heading_20_2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1.655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6.2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list-style-name="WWNum2"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WWNum1">
      <style:paragraph-properties fo:margin-left="1.385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31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38" style:family="paragraph" style:parent-style-name="Standard">
      <style:text-properties fo:font-weight="bold" officeooo:rsid="001f042e" officeooo:paragraph-rsid="001f042e" style:font-weight-asian="bol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ead34" style:font-name-asian="Times New Roman1" style:font-size-asian="14pt" style:font-name-complex="Times New Roman1" style:font-size-complex="14pt"/>
    </style:style>
    <style:style style:name="T5" style:family="text">
      <style:text-properties fo:color="#434f54" loext:opacity="100%" style:font-name="Consolas" fo:font-size="7.5pt" fo:background-color="#ffffff" loext:char-shading-value="0" style:font-name-asian="Consolas1" style:font-size-asian="7.5pt" style:font-name-complex="Consolas1" style:font-size-complex="7.5pt"/>
    </style:style>
    <style:style style:name="T6" style:family="text">
      <style:text-properties fo:color="#434f54" loext:opacity="100%" style:font-name="Consolas" fo:font-size="9pt" fo:background-color="#ffffff" loext:char-shading-value="0" style:font-name-asian="Consolas1" style:font-size-asian="9pt" style:font-name-complex="Consolas1" style:font-size-complex="9pt"/>
    </style:style>
    <style:style style:name="T7" style:family="text">
      <style:text-properties fo:color="#728e00" loext:opacity="100%" style:font-name="Consolas" fo:font-size="7.5pt" fo:background-color="#ffffff" loext:char-shading-value="0" style:font-name-asian="Consolas1" style:font-size-asian="7.5pt" style:font-name-complex="Consolas1" style:font-size-complex="7.5pt"/>
    </style:style>
    <style:style style:name="T8" style:family="text">
      <style:text-properties fo:color="#728e00" loext:opacity="100%" style:font-name="Consolas" fo:font-size="9pt" fo:background-color="#ffffff" loext:char-shading-value="0" style:font-name-asian="Consolas1" style:font-size-asian="9pt" style:font-name-complex="Consolas1" style:font-size-complex="9pt"/>
    </style:style>
    <style:style style:name="T9" style:family="text">
      <style:text-properties fo:color="#00979d" loext:opacity="100%" style:font-name="Consolas" fo:font-size="7.5pt" fo:background-color="#ffffff" loext:char-shading-value="0" style:font-name-asian="Consolas1" style:font-size-asian="7.5pt" style:font-name-complex="Consolas1" style:font-size-complex="7.5pt"/>
    </style:style>
    <style:style style:name="T10" style:family="text">
      <style:text-properties fo:color="#00979d" loext:opacity="100%" style:font-name="Consolas" fo:font-size="9pt" fo:background-color="#ffffff" loext:char-shading-value="0" style:font-name-asian="Consolas1" style:font-size-asian="9pt" style:font-name-complex="Consolas1" style:font-size-complex="9pt"/>
    </style:style>
    <style:style style:name="T11" style:family="text">
      <style:text-properties fo:color="#d35400" loext:opacity="100%" style:font-name="Consolas" fo:font-size="7.5pt" fo:background-color="#ffffff" loext:char-shading-value="0" style:font-name-asian="Consolas1" style:font-size-asian="7.5pt" style:font-name-complex="Consolas1" style:font-size-complex="7.5pt"/>
    </style:style>
    <style:style style:name="T12" style:family="text">
      <style:text-properties fo:color="#d35400" loext:opacity="100%" style:font-name="Consolas" fo:font-size="9pt" fo:background-color="#ffffff" loext:char-shading-value="0" style:font-name-asian="Consolas1" style:font-size-asian="9pt" style:font-name-complex="Consolas1" style:font-size-complex="9pt"/>
    </style:style>
    <style:style style:name="T13" style:family="text">
      <style:text-properties fo:color="#005c5f" loext:opacity="100%" style:font-name="Consolas" fo:font-size="7.5pt" fo:background-color="#ffffff" loext:char-shading-value="0" style:font-name-asian="Consolas1" style:font-size-asian="7.5pt" style:font-name-complex="Consolas1" style:font-size-complex="7.5pt"/>
    </style:style>
    <style:style style:name="T14" style:family="text">
      <style:text-properties fo:color="#005c5f" loext:opacity="100%" style:font-name="Consolas" fo:font-size="9pt" fo:background-color="#ffffff" loext:char-shading-value="0" style:font-name-asian="Consolas1" style:font-size-asian="9pt" style:font-name-complex="Consolas1" style:font-size-complex="9pt"/>
    </style:style>
    <style:style style:name="T15" style:family="text">
      <style:text-properties fo:color="#880000" loext:opacity="100%" style:font-name="Consolas" fo:font-size="7.5pt" fo:font-weight="bold" fo:background-color="#ffffff" loext:char-shading-value="0" style:font-name-asian="Consolas1" style:font-size-asian="7.5pt" style:font-weight-asian="bold" style:font-name-complex="Consolas1" style:font-size-complex="7.5pt"/>
    </style:style>
    <style:style style:name="T16" style:family="text">
      <style:text-properties fo:color="#880000" loext:opacity="100%" style:font-name="Consolas" fo:font-size="9pt" fo:background-color="#ffffff" loext:char-shading-value="0" style:font-name-asian="Consolas1" style:font-size-asian="9pt" style:font-name-complex="Consolas1" style:font-size-complex="9pt"/>
    </style:style>
    <style:style style:name="T17" style:family="text">
      <style:text-properties fo:color="#8a7b52" loext:opacity="100%" style:font-name="Consolas" fo:font-size="7.5pt" fo:background-color="#ffffff" loext:char-shading-value="0" style:font-name-asian="Consolas1" style:font-size-asian="7.5pt" style:font-name-complex="Consolas1" style:font-size-complex="7.5pt"/>
    </style:style>
    <style:style style:name="T18" style:family="text">
      <style:text-properties fo:color="#8a7b52" loext:opacity="100%" style:font-name="Consolas" fo:font-size="9pt" fo:background-color="#ffffff" loext:char-shading-value="0" style:font-name-asian="Consolas1" style:font-size-asian="9pt" style:font-name-complex="Consolas1" style:font-size-complex="9pt"/>
    </style:style>
    <style:style style:name="T19" style:family="text">
      <style:text-properties style:font-name="Consolas" fo:font-size="7.5pt" fo:background-color="#ffffff" loext:char-shading-value="0" style:font-name-asian="Consolas1" style:font-size-asian="7.5pt" style:font-name-complex="Consolas1" style:font-size-complex="7.5pt"/>
    </style:style>
    <style:style style:name="T20" style:family="text">
      <style:text-properties officeooo:rsid="001ea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осковский Авиационный Институт</text:p>
      <text:p text:style-name="P3">(Национальный Исследовательский Университет)</text:p>
      <text:p text:style-name="P3"/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7"/>
      <text:p text:style-name="P7"/>
      <text:p text:style-name="P7">Лабораторная работа №5-7 по курсу </text:p>
      <text:p text:style-name="P7">«Операционные системы»</text:p>
      <text:p text:style-name="P6"><text:tab/></text:p>
      <text:p text:style-name="P7">СОЗДАНИЕ РАСПРЕДЕЛЕННОЙ СИСТЕМЫ</text:p>
      <text:p text:style-name="P7"><text:s/>ПО АСИНХРОННОЙ ОБРАБОТКЕ ЗАПРОСОВ</text:p>
      <text:p text:style-name="P10"/>
      <text:p text:style-name="P10"/>
      <text:p text:style-name="P10"/>
      <text:p text:style-name="P4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19">Студент: <text:span text:style-name="T20">Слесарчук Василий Анатольевич</text:span></text:p>
      <text:p text:style-name="P14"><text:span text:style-name="T3">Группа: М8О–2</text:span><text:span text:style-name="T1">10</text:span><text:span text:style-name="T3">Б–2</text:span><text:span text:style-name="T1">2</text:span></text:p>
      <text:p text:style-name="P14"><text:span text:style-name="T3">Вариант:</text:span><text:span text:style-name="T1"> 3</text:span><text:span text:style-name="T4">2</text:span></text:p>
      <text:p text:style-name="P10">Преподаватель: Соколов Андрей Алексеевич</text:p>
      <text:p text:style-name="P10">Оценка: __________ </text:p>
      <text:p text:style-name="P10">Дата: __________</text:p>
      <text:p text:style-name="P10">Подпись: __________</text:p>
      <text:p text:style-name="P12"/>
      <text:p text:style-name="P13"/>
      <text:p text:style-name="P13"/>
      <text:p text:style-name="P33">Москва, 2023.</text:p>
      <text:p text:style-name="P7"><text:soft-page-break/></text:p>
      <text:p text:style-name="P7">Постановка задачи</text:p>
      <text:p text:style-name="P15">Цель работы</text:p>
      <text:p text:style-name="P20">Целью является приобретение практических навыков в: <text:s/></text:p>
      <text:list xml:id="list2260817631" text:style-name="WWNum2">
        <text:list-item>
          <text:p text:style-name="P21">Управлении серверами сообщений (№5) <text:s/></text:p>
        </text:list-item>
        <text:list-item>
          <text:p text:style-name="P21">Применение отложенных вычислений (№6) <text:s/></text:p>
        </text:list-item>
        <text:list-item>
          <text:p text:style-name="P21">Интеграция программных систем друг с другом (№7)</text:p>
        </text:list-item>
      </text:list>
      <text:p text:style-name="P15">Задание</text:p>
      <text:p text:style-name="P2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</text:p>
      <text:p text:style-name="P2">Согласно моему варианту мои узлы находятся в списке, каждый вычислительный узел должен хранить локальный целочисленный словарь, а проверку работоспособности осуществляться через pingall.</text:p>
      <text:p text:style-name="P28">Общие сведения о программе</text:p>
      <text:p text:style-name="P23">Программа компилируется из с помощью <text:s/>Makefile, сгенерированным cmake. В лабораторной работе используются ZMQ.</text:p>
      <text:p text:style-name="P9"><text:span text:style-name="T2">Общий метод и алгоритм решения</text:span><text:span text:style-name="T1">.</text:span></text:p>
      <text:p text:style-name="P24">Для реализации поставленной задачи необходимо:</text:p>
      <text:list xml:id="list3903423683" text:style-name="WWNum1">
        <text:list-item>
          <text:p text:style-name="P25">Реализовать вспомогательную библиотеку функций для управление zmq.</text:p>
        </text:list-item>
        <text:list-item>
          <text:p text:style-name="P25">Реализовать управляющий узел и вычислительный узел.</text:p>
        </text:list-item>
        <text:list-item>
          <text:p text:style-name="P25">Отладить их работу и взаимодействие.</text:p>
        </text:list-item>
        <text:list-item>
          <text:p text:style-name="P25">Выработать устойчивость к отключению процессов.</text:p>
        </text:list-item>
      </text:list>
      <text:p text:style-name="P16"><text:tab/>Основные файлы программы</text:p>
      <text:p text:style-name="P6"><text:soft-page-break/>calculation_node.cpp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7"><text:span text:style-name="T5">#include &lt;list&gt;</text:span></text:p>
            <text:p text:style-name="P36"><text:span text:style-name="T5">#include &lt;iostream&gt;</text:span></text:p>
            <text:p text:style-name="P36"><text:span text:style-name="T5">#include &lt;pthread.h&gt;</text:span></text:p>
            <text:p text:style-name="P36"><text:span text:style-name="T5">#include &lt;map&gt;</text:span></text:p>
            <text:p text:style-name="P36"><text:span text:style-name="T5">#include &lt;tuple&gt;</text:span></text:p>
            <text:p text:style-name="P36"><text:span text:style-name="T5">#include &lt;unistd.h&gt;</text:span></text:p>
            <text:p text:style-name="P36"><text:span text:style-name="T5"/></text:p>
            <text:p text:style-name="P36"><text:span text:style-name="T5">#include "zmq_std.hpp"</text:span></text:p>
            <text:p text:style-name="P36"><text:span text:style-name="T5"/></text:p>
            <text:p text:style-name="P36"><text:span text:style-name="T5">const std::string SENTINEL_STR = "$";</text:span></text:p>
            <text:p text:style-name="P36"><text:span text:style-name="T5"/></text:p>
            <text:p text:style-name="P36"><text:span text:style-name="T5">long long node_id;</text:span></text:p>
            <text:p text:style-name="P36"><text:span text:style-name="T5"/></text:p>
            <text:p text:style-name="P36"><text:span text:style-name="T5">int main(int argc, char** argv) {</text:span></text:p>
            <text:p text:style-name="P36"><text:span text:style-name="T5"><text:tab/>int rc;</text:span></text:p>
            <text:p text:style-name="P36"><text:span text:style-name="T5"><text:tab/>assert(argc == 2);</text:span></text:p>
            <text:p text:style-name="P36"><text:span text:style-name="T5"><text:tab/>node_id = std::stoll(std::string(argv[1])); // из аргумента в лонг лонг</text:span></text:p>
            <text:p text:style-name="P36"><text:span text:style-name="T5"/></text:p>
            <text:p text:style-name="P36"><text:span text:style-name="T5"><text:tab/>void* node_parent_context = zmq_ctx_new();</text:span></text:p>
            <text:p text:style-name="P36"><text:span text:style-name="T5"><text:tab/>void* node_parent_socket = zmq_socket(node_parent_context, ZMQ_PAIR);</text:span></text:p>
            <text:p text:style-name="P36"><text:span text:style-name="T5"/></text:p>
            <text:p text:style-name="P36"><text:span text:style-name="T5"><text:tab/>rc = zmq_connect(node_parent_socket, ("tcp://localhost:" + std::to_string(PORT_BASE + node_id)).c_str());</text:span></text:p>
            <text:p text:style-name="P36"><text:span text:style-name="T5"><text:tab/>assert(rc == 0);</text:span></text:p>
            <text:p text:style-name="P36"><text:span text:style-name="T5"/></text:p>
            <text:p text:style-name="P36"><text:span text:style-name="T5"><text:tab/>long long child_id = -1;</text:span></text:p>
            <text:p text:style-name="P36"><text:span text:style-name="T5"><text:tab/>void* node_context = NULL;</text:span></text:p>
            <text:p text:style-name="P36"><text:span text:style-name="T5"><text:tab/>void* node_socket = NULL;</text:span></text:p>
            <text:p text:style-name="P36"><text:span text:style-name="T5"/></text:p>
            <text:p text:style-name="P36"><text:span text:style-name="T5"><text:tab/>std::string value, key;</text:span></text:p>
            <text:p text:style-name="P36"><text:span text:style-name="T5"><text:tab/>bool flag_sentinel = true;</text:span></text:p>
            <text:p text:style-name="P36"><text:span text:style-name="T5"/></text:p>
            <text:p text:style-name="P36"><text:span text:style-name="T5"><text:tab/>node_token_t* info_token = new node_token_t({info, getpid(), getpid()});</text:span></text:p>
            <text:p text:style-name="P36"><text:span text:style-name="T5"><text:tab/>zmq_std::send_msg_dontwait(info_token, node_parent_socket);</text:span></text:p>
            <text:p text:style-name="P36"><text:span text:style-name="T5"/></text:p>
            <text:p text:style-name="P36"><text:span text:style-name="T5"><text:tab/>std::map&lt;std::string, int&gt; node_map; </text:span></text:p>
            <text:p text:style-name="P36"><text:span text:style-name="T5"><text:tab/>bool has_child = false;</text:span></text:p>
            <text:p text:style-name="P36"><text:span text:style-name="T5"><text:tab/>bool awake = true;</text:span></text:p>
            <text:p text:style-name="P36"><text:span text:style-name="T5"><text:tab/>bool calc = true;</text:span></text:p>
            <text:p text:style-name="P36"><text:span text:style-name="T5"><text:tab/>while (awake) {</text:span></text:p>
            <text:p text:style-name="P36"><text:span text:style-name="T5"><text:tab/><text:tab/>node_token_t token;</text:span></text:p>
            <text:p text:style-name="P36"><text:span text:style-name="T5"><text:tab/><text:tab/>zmq_std::recieve_msg(token, node_parent_socket);</text:span></text:p>
            <text:p text:style-name="P36"><text:span text:style-name="T5"/></text:p>
            <text:p text:style-name="P36"><text:span text:style-name="T5"><text:tab/><text:tab/>node_token_t* reply = new node_token_t({fail, node_id, node_id});</text:span></text:p>
            <text:p text:style-name="P36"><text:span text:style-name="T5"/></text:p>
            <text:p text:style-name="P36"><text:span text:style-name="T5"><text:tab/><text:tab/>if (token.action == create) {</text:span></text:p>
            <text:p text:style-name="P36"><text:span text:style-name="T5"><text:tab/><text:tab/><text:tab/>if (token.parent_id == node_id) {</text:span></text:p>
            <text:p text:style-name="P36"><text:span text:style-name="T5"><text:tab/><text:tab/><text:tab/><text:tab/>if (has_child) {</text:span></text:p>
            <text:p text:style-name="P36"><text:span text:style-name="T5"><text:tab/><text:tab/><text:tab/><text:tab/><text:tab/>rc = zmq_close(node_socket);</text:span></text:p>
            <text:p text:style-name="P36"><text:span text:style-name="T5"><text:tab/><text:tab/><text:tab/><text:tab/><text:tab/>assert(rc == 0);</text:span></text:p>
            <text:p text:style-name="P36"><text:span text:style-name="T5"><text:tab/><text:tab/><text:tab/><text:tab/><text:tab/>rc = zmq_ctx_term(node_context);</text:span></text:p>
            <text:p text:style-name="P36"><text:span text:style-name="T5"><text:tab/><text:tab/><text:tab/><text:tab/><text:tab/>assert(rc == 0);</text:span></text:p>
            <text:p text:style-name="P36"><text:span text:style-name="T5"><text:tab/><text:tab/><text:tab/><text:tab/>}</text:span></text:p>
            <text:p text:style-name="P36"><text:span text:style-name="T5"><text:tab/><text:tab/><text:tab/><text:tab/>zmq_std::init_pair_socket(node_context, node_socket);</text:span></text:p>
            <text:p text:style-name="P36"><text:span text:style-name="T5"><text:tab/><text:tab/><text:tab/><text:tab/>rc = zmq_bind(node_socket, ("tcp://*:" + std::to_string(PORT_BASE + token.id)).c_str());</text:span></text:p>
            <text:p text:style-name="P36"><text:span text:style-name="T5"><text:tab/><text:tab/><text:tab/><text:tab/>assert(rc == 0);</text:span></text:p>
            <text:p text:style-name="P36"><text:span text:style-name="T5"/></text:p>
            <text:p text:style-name="P36"><text:span text:style-name="T5"><text:tab/><text:tab/><text:tab/><text:tab/>int fork_id = fork();</text:span></text:p>
            <text:p text:style-name="P36"><text:span text:style-name="T5"><text:tab/><text:tab/><text:tab/><text:tab/>if (fork_id == 0) {</text:span></text:p>
            <text:p text:style-name="P36"><text:span text:style-name="T5"><text:tab/><text:tab/><text:tab/><text:tab/><text:tab/>rc = execl(NODE_EXECUTABLE_NAME, NODE_EXECUTABLE_NAME, std::to_string(token.id).c_str(), NULL);</text:span></text:p>
            <text:p text:style-name="P36"><text:span text:style-name="T5"><text:tab/><text:tab/><text:tab/><text:tab/><text:tab/>assert(rc != -1);</text:span></text:p>
            <text:p text:style-name="P36"><text:soft-page-break/><text:span text:style-name="T5"><text:tab/><text:tab/><text:tab/><text:tab/><text:tab/>return 0;</text:span></text:p>
            <text:p text:style-name="P36"><text:span text:style-name="T5"><text:tab/><text:tab/><text:tab/><text:tab/>} else {</text:span></text:p>
            <text:p text:style-name="P36"><text:span text:style-name="T5"><text:tab/><text:tab/><text:tab/><text:tab/><text:tab/>bool ok = true;</text:span></text:p>
            <text:p text:style-name="P36"><text:span text:style-name="T5"><text:tab/><text:tab/><text:tab/><text:tab/><text:tab/>node_token_t reply_info({fail, token.id, token.id});</text:span></text:p>
            <text:p text:style-name="P36"><text:span text:style-name="T5"><text:tab/><text:tab/><text:tab/><text:tab/><text:tab/>ok = zmq_std::recieve_msg_wait(reply_info, node_socket);</text:span></text:p>
            <text:p text:style-name="P36"><text:span text:style-name="T5"><text:tab/><text:tab/><text:tab/><text:tab/><text:tab/>if (reply_info.action != fail) {</text:span></text:p>
            <text:p text:style-name="P36"><text:span text:style-name="T5"><text:tab/><text:tab/><text:tab/><text:tab/><text:tab/><text:tab/>reply-&gt;id = reply_info.id;</text:span></text:p>
            <text:p text:style-name="P36"><text:span text:style-name="T5"><text:tab/><text:tab/><text:tab/><text:tab/><text:tab/><text:tab/>reply-&gt;parent_id = reply_info.parent_id;</text:span></text:p>
            <text:p text:style-name="P36"><text:span text:style-name="T5"><text:tab/><text:tab/><text:tab/><text:tab/><text:tab/>}</text:span></text:p>
            <text:p text:style-name="P36"><text:span text:style-name="T5"><text:tab/><text:tab/><text:tab/><text:tab/><text:tab/>if (has_child) {</text:span></text:p>
            <text:p text:style-name="P36"><text:span text:style-name="T5"><text:tab/><text:tab/><text:tab/><text:tab/><text:tab/><text:tab/>node_token_t* token_bind = new node_token_t({bind, token.id, child_id});</text:span></text:p>
            <text:p text:style-name="P36"><text:span text:style-name="T5"><text:tab/><text:tab/><text:tab/><text:tab/><text:tab/><text:tab/>node_token_t reply_bind({fail, token.id, token.id});</text:span></text:p>
            <text:p text:style-name="P36"><text:span text:style-name="T5"><text:tab/><text:tab/><text:tab/><text:tab/><text:tab/><text:tab/>ok = zmq_std::send_recieve_wait(token_bind, reply_bind, node_socket);</text:span></text:p>
            <text:p text:style-name="P36"><text:span text:style-name="T5"><text:tab/><text:tab/><text:tab/><text:tab/><text:tab/><text:tab/>ok = ok and (reply_bind.action == success);</text:span></text:p>
            <text:p text:style-name="P36"><text:span text:style-name="T5"><text:tab/><text:tab/><text:tab/><text:tab/><text:tab/>}</text:span></text:p>
            <text:p text:style-name="P36"><text:span text:style-name="T5"><text:tab/><text:tab/><text:tab/><text:tab/><text:tab/>if (ok) {</text:span></text:p>
            <text:p text:style-name="P36"><text:span text:style-name="T5"><text:tab/><text:tab/><text:tab/><text:tab/><text:tab/><text:tab/>/* We should check if child has connected to this node */</text:span></text:p>
            <text:p text:style-name="P36"><text:span text:style-name="T5"><text:tab/><text:tab/><text:tab/><text:tab/><text:tab/><text:tab/>node_token_t* token_ping = new node_token_t({ping, token.id, token.id});</text:span></text:p>
            <text:p text:style-name="P36"><text:span text:style-name="T5"><text:tab/><text:tab/><text:tab/><text:tab/><text:tab/><text:tab/>node_token_t reply_ping({fail, token.id, token.id});</text:span></text:p>
            <text:p text:style-name="P36"><text:span text:style-name="T5"><text:tab/><text:tab/><text:tab/><text:tab/><text:tab/><text:tab/>ok = zmq_std::send_recieve_wait(token_ping, reply_ping, node_socket);</text:span></text:p>
            <text:p text:style-name="P36"><text:span text:style-name="T5"><text:tab/><text:tab/><text:tab/><text:tab/><text:tab/><text:tab/>ok = ok and (reply_ping.action == success);</text:span></text:p>
            <text:p text:style-name="P36"><text:span text:style-name="T5"><text:tab/><text:tab/><text:tab/><text:tab/><text:tab/><text:tab/>if (ok) {</text:span></text:p>
            <text:p text:style-name="P36"><text:span text:style-name="T5"><text:tab/><text:tab/><text:tab/><text:tab/><text:tab/><text:tab/><text:tab/>reply-&gt;action = success;</text:span></text:p>
            <text:p text:style-name="P36"><text:span text:style-name="T5"><text:tab/><text:tab/><text:tab/><text:tab/><text:tab/><text:tab/><text:tab/>child_id = token.id;</text:span></text:p>
            <text:p text:style-name="P36"><text:span text:style-name="T5"><text:tab/><text:tab/><text:tab/><text:tab/><text:tab/><text:tab/><text:tab/>has_child = true;</text:span></text:p>
            <text:p text:style-name="P36"><text:span text:style-name="T5"><text:tab/><text:tab/><text:tab/><text:tab/><text:tab/><text:tab/>} else {</text:span></text:p>
            <text:p text:style-name="P36"><text:span text:style-name="T5"><text:tab/><text:tab/><text:tab/><text:tab/><text:tab/><text:tab/><text:tab/>rc = zmq_close(node_socket);</text:span></text:p>
            <text:p text:style-name="P36"><text:span text:style-name="T5"><text:tab/><text:tab/><text:tab/><text:tab/><text:tab/><text:tab/><text:tab/>assert(rc == 0);</text:span></text:p>
            <text:p text:style-name="P36"><text:span text:style-name="T5"><text:tab/><text:tab/><text:tab/><text:tab/><text:tab/><text:tab/><text:tab/>rc = zmq_ctx_term(node_context);</text:span></text:p>
            <text:p text:style-name="P36"><text:span text:style-name="T5"><text:tab/><text:tab/><text:tab/><text:tab/><text:tab/><text:tab/><text:tab/>assert(rc == 0);</text:span></text:p>
            <text:p text:style-name="P36"><text:span text:style-name="T5"><text:tab/><text:tab/><text:tab/><text:tab/><text:tab/><text:tab/>}</text:span></text:p>
            <text:p text:style-name="P36"><text:span text:style-name="T5"><text:tab/><text:tab/><text:tab/><text:tab/><text:tab/>}</text:span></text:p>
            <text:p text:style-name="P36"><text:span text:style-name="T5"><text:tab/><text:tab/><text:tab/><text:tab/>}</text:span></text:p>
            <text:p text:style-name="P36"><text:span text:style-name="T5"><text:tab/><text:tab/><text:tab/>} else if (has_child) {</text:span></text:p>
            <text:p text:style-name="P36"><text:span text:style-name="T5"><text:tab/><text:tab/><text:tab/><text:tab/>node_token_t* token_down = new node_token_t(token);</text:span></text:p>
            <text:p text:style-name="P36"><text:span text:style-name="T5"><text:tab/><text:tab/><text:tab/><text:tab/>node_token_t reply_down(token);</text:span></text:p>
            <text:p text:style-name="P36"><text:span text:style-name="T5"><text:tab/><text:tab/><text:tab/><text:tab/>reply_down.action = fail;</text:span></text:p>
            <text:p text:style-name="P36"><text:span text:style-name="T5"><text:tab/><text:tab/><text:tab/><text:tab/>if (zmq_std::send_recieve_wait(token_down, reply_down, node_socket) and reply_down.action == success) {</text:span></text:p>
            <text:p text:style-name="P36"><text:span text:style-name="T5"><text:tab/><text:tab/><text:tab/><text:tab/><text:tab/>*reply = reply_down;</text:span></text:p>
            <text:p text:style-name="P36"><text:span text:style-name="T5"><text:tab/><text:tab/><text:tab/><text:tab/>}</text:span></text:p>
            <text:p text:style-name="P36"><text:span text:style-name="T5"><text:tab/><text:tab/><text:tab/>}</text:span></text:p>
            <text:p text:style-name="P36"><text:span text:style-name="T5"><text:tab/><text:tab/>} else if (token.action == ping) {</text:span></text:p>
            <text:p text:style-name="P36"><text:span text:style-name="T5"><text:tab/><text:tab/><text:tab/>if (token.id == node_id) {</text:span></text:p>
            <text:p text:style-name="P36"><text:span text:style-name="T5"><text:tab/><text:tab/><text:tab/><text:tab/>reply-&gt;action = success;</text:span></text:p>
            <text:p text:style-name="P36"><text:span text:style-name="T5"><text:tab/><text:tab/><text:tab/>} else if (has_child) {</text:span></text:p>
            <text:p text:style-name="P36"><text:span text:style-name="T5"><text:tab/><text:tab/><text:tab/><text:tab/>node_token_t* token_down = new node_token_t(token);</text:span></text:p>
            <text:p text:style-name="P36"><text:span text:style-name="T5"><text:tab/><text:tab/><text:tab/><text:tab/>node_token_t reply_down(token);</text:span></text:p>
            <text:p text:style-name="P36"><text:span text:style-name="T5"><text:tab/><text:tab/><text:tab/><text:tab/>reply_down.action = fail;</text:span></text:p>
            <text:p text:style-name="P36"><text:span text:style-name="T5"><text:tab/><text:tab/><text:tab/><text:tab/>if (zmq_std::send_recieve_wait(token_down, reply_down, node_socket) and reply_down.action == success) {</text:span></text:p>
            <text:p text:style-name="P36"><text:span text:style-name="T5"><text:tab/><text:tab/><text:tab/><text:tab/><text:tab/>*reply = reply_down;</text:span></text:p>
            <text:p text:style-name="P36"><text:span text:style-name="T5"><text:tab/><text:tab/><text:tab/><text:tab/>}</text:span></text:p>
            <text:p text:style-name="P36"><text:span text:style-name="T5"><text:tab/><text:tab/><text:tab/>}</text:span></text:p>
            <text:p text:style-name="P36"><text:span text:style-name="T5"><text:tab/><text:tab/>} else if (token.action == exec) {</text:span></text:p>
            <text:p text:style-name="P36"><text:span text:style-name="T5"><text:tab/><text:tab/><text:tab/>if (token.id == node_id) {</text:span></text:p>
            <text:p text:style-name="P36"><text:span text:style-name="T5"><text:tab/><text:tab/><text:tab/><text:tab/>bool reply_flag = false;</text:span></text:p>
            <text:p text:style-name="P36"><text:span text:style-name="T5"><text:tab/><text:tab/><text:tab/><text:tab/>char c = token.parent_id;</text:span></text:p>
            <text:p text:style-name="P36"><text:span text:style-name="T5"><text:tab/><text:tab/><text:tab/><text:tab/>if (c == SENTINEL) {</text:span></text:p>
            <text:p text:style-name="P36"><text:span text:style-name="T5"><text:tab/><text:tab/><text:tab/><text:tab/><text:tab/>std::cout &lt;&lt; "Here";</text:span></text:p>
            <text:p text:style-name="P36"><text:span text:style-name="T5"><text:tab/><text:tab/><text:tab/><text:tab/><text:tab/>if (flag_sentinel) {</text:span></text:p>
            <text:p text:style-name="P36"><text:span text:style-name="T5"><text:tab/><text:tab/><text:tab/><text:tab/><text:tab/><text:tab/>std::swap(key, value);</text:span></text:p>
            <text:p text:style-name="P36"><text:span text:style-name="T5"><text:tab/><text:tab/><text:tab/><text:tab/><text:tab/>} else {</text:span></text:p>
            <text:p text:style-name="P36"><text:span text:style-name="T5"><text:tab/><text:tab/><text:tab/><text:tab/><text:tab/><text:tab/>std::swap(key, value);</text:span></text:p>
            <text:p text:style-name="P36"><text:span text:style-name="T5"><text:tab/><text:tab/><text:tab/><text:tab/><text:tab/><text:tab/>if (value == "get") {</text:span></text:p>
            <text:p text:style-name="P36"><text:span text:style-name="T5"><text:tab/><text:tab/><text:tab/><text:tab/><text:tab/><text:tab/><text:tab/>auto it = node_map.find(key);</text:span></text:p>
            <text:p text:style-name="P36"><text:soft-page-break/><text:span text:style-name="T5"><text:tab/><text:tab/><text:tab/><text:tab/><text:tab/><text:tab/><text:tab/>if (it != node_map.end()) {</text:span></text:p>
            <text:p text:style-name="P36"><text:span text:style-name="T5"><text:tab/><text:tab/><text:tab/><text:tab/><text:tab/><text:tab/><text:tab/><text:tab/>reply-&gt;parent_id = node_map[key];<text:tab/></text:span></text:p>
            <text:p text:style-name="P36"><text:span text:style-name="T5"><text:tab/><text:tab/><text:tab/><text:tab/><text:tab/><text:tab/><text:tab/>} else {</text:span></text:p>
            <text:p text:style-name="P36"><text:span text:style-name="T5"><text:tab/><text:tab/><text:tab/><text:tab/><text:tab/><text:tab/><text:tab/><text:tab/>reply_flag = true;</text:span></text:p>
            <text:p text:style-name="P36"><text:span text:style-name="T5"><text:tab/><text:tab/><text:tab/><text:tab/><text:tab/><text:tab/><text:tab/>}</text:span></text:p>
            <text:p text:style-name="P36"><text:span text:style-name="T5"><text:tab/><text:tab/><text:tab/><text:tab/><text:tab/><text:tab/>} else {</text:span></text:p>
            <text:p text:style-name="P36"><text:span text:style-name="T5"><text:tab/><text:tab/><text:tab/><text:tab/><text:tab/><text:tab/><text:tab/>node_map[key] = std::stoi(value);</text:span></text:p>
            <text:p text:style-name="P36"><text:span text:style-name="T5"><text:tab/><text:tab/><text:tab/><text:tab/><text:tab/><text:tab/>}</text:span></text:p>
            <text:p text:style-name="P36"><text:span text:style-name="T5"><text:tab/><text:tab/><text:tab/><text:tab/><text:tab/><text:tab/>key.clear();</text:span></text:p>
            <text:p text:style-name="P36"><text:span text:style-name="T5"><text:tab/><text:tab/><text:tab/><text:tab/><text:tab/><text:tab/>value.clear();</text:span></text:p>
            <text:p text:style-name="P36"><text:span text:style-name="T5"><text:tab/><text:tab/><text:tab/><text:tab/><text:tab/>}</text:span></text:p>
            <text:p text:style-name="P36"><text:span text:style-name="T5"><text:tab/><text:tab/><text:tab/><text:tab/><text:tab/>flag_sentinel = flag_sentinel ^ 1;</text:span></text:p>
            <text:p text:style-name="P36"><text:span text:style-name="T5"><text:tab/><text:tab/><text:tab/><text:tab/>} else {</text:span></text:p>
            <text:p text:style-name="P36"><text:span text:style-name="T5"><text:tab/><text:tab/><text:tab/><text:tab/><text:tab/>key = key + c;</text:span></text:p>
            <text:p text:style-name="P36"><text:span text:style-name="T5"><text:tab/><text:tab/><text:tab/><text:tab/>}</text:span></text:p>
            <text:p text:style-name="P36"><text:span text:style-name="T5"><text:tab/><text:tab/><text:tab/><text:tab/>reply-&gt;action = success;</text:span></text:p>
            <text:p text:style-name="P36"><text:span text:style-name="T5"><text:tab/><text:tab/><text:tab/><text:tab/>if (reply_flag) {</text:span></text:p>
            <text:p text:style-name="P36"><text:span text:style-name="T5"><text:tab/><text:tab/><text:tab/><text:tab/><text:tab/>reply-&gt;action = notfound;</text:span></text:p>
            <text:p text:style-name="P36"><text:span text:style-name="T5"><text:tab/><text:tab/><text:tab/><text:tab/>}</text:span></text:p>
            <text:p text:style-name="P36"><text:span text:style-name="T5"><text:tab/><text:tab/><text:tab/>} else if (has_child) {</text:span></text:p>
            <text:p text:style-name="P36"><text:span text:style-name="T5"><text:tab/><text:tab/><text:tab/><text:tab/>node_token_t* token_down = new node_token_t(token);</text:span></text:p>
            <text:p text:style-name="P36"><text:span text:style-name="T5"><text:tab/><text:tab/><text:tab/><text:tab/>node_token_t reply_down(token);</text:span></text:p>
            <text:p text:style-name="P36"><text:span text:style-name="T5"><text:tab/><text:tab/><text:tab/><text:tab/>reply_down.action = fail;</text:span></text:p>
            <text:p text:style-name="P36"><text:span text:style-name="T5"><text:tab/><text:tab/><text:tab/><text:tab/>if (zmq_std::send_recieve_wait(token_down, reply_down, node_socket) and reply_down.action == success) {</text:span></text:p>
            <text:p text:style-name="P36"><text:span text:style-name="T5"><text:tab/><text:tab/><text:tab/><text:tab/><text:tab/>*reply = reply_down;</text:span></text:p>
            <text:p text:style-name="P36"><text:span text:style-name="T5"><text:tab/><text:tab/><text:tab/><text:tab/>}</text:span></text:p>
            <text:p text:style-name="P36"><text:span text:style-name="T5"><text:tab/><text:tab/><text:tab/>}</text:span></text:p>
            <text:p text:style-name="P36"><text:span text:style-name="T5"><text:tab/><text:tab/>}</text:span></text:p>
            <text:p text:style-name="P36"><text:span text:style-name="T5"><text:tab/><text:tab/>zmq_std::send_msg_dontwait(reply, node_parent_socket);</text:span></text:p>
            <text:p text:style-name="P36"><text:span text:style-name="T5"><text:tab/>}</text:span></text:p>
            <text:p text:style-name="P36"><text:span text:style-name="T5"><text:tab/>if (has_child) {</text:span></text:p>
            <text:p text:style-name="P36"><text:span text:style-name="T5"><text:tab/><text:tab/>rc = zmq_close(node_socket);</text:span></text:p>
            <text:p text:style-name="P36"><text:span text:style-name="T5"><text:tab/><text:tab/>assert(rc == 0);</text:span></text:p>
            <text:p text:style-name="P36"><text:span text:style-name="T5"><text:tab/><text:tab/>rc = zmq_ctx_term(node_context);</text:span></text:p>
            <text:p text:style-name="P36"><text:span text:style-name="T5"><text:tab/><text:tab/>assert(rc == 0);</text:span></text:p>
            <text:p text:style-name="P36"><text:span text:style-name="T5"><text:tab/>}</text:span></text:p>
            <text:p text:style-name="P36"><text:span text:style-name="T5"><text:tab/>rc = zmq_close(node_parent_socket);</text:span></text:p>
            <text:p text:style-name="P36"><text:span text:style-name="T5"><text:tab/>assert(rc == 0);</text:span></text:p>
            <text:p text:style-name="P36"><text:span text:style-name="T5"><text:tab/>rc = zmq_ctx_term(node_parent_context);</text:span></text:p>
            <text:p text:style-name="P36"><text:span text:style-name="T5"><text:tab/>assert(rc == 0);</text:span></text:p>
            <text:p text:style-name="P36"><text:span text:style-name="T5">}</text:span></text:p>
          </table:table-cell>
        </table:table-row>
      </table:table>
      <text:p text:style-name="P6">control.cpp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7"><text:span text:style-name="T6">#include &lt;unistd.h&gt;</text:span></text:p>
            <text:p text:style-name="P36"><text:span text:style-name="T6">#include &lt;vector&gt;</text:span></text:p>
            <text:p text:style-name="P36"><text:span text:style-name="T6">#include &lt;limits&gt;</text:span></text:p>
            <text:p text:style-name="P36"><text:span text:style-name="T6">#include &lt;sstream&gt;</text:span></text:p>
            <text:p text:style-name="P36"><text:span text:style-name="T6">#include &lt;optional&gt;</text:span></text:p>
            <text:p text:style-name="P36"><text:span text:style-name="T6">#include "topology.hpp"</text:span></text:p>
            <text:p text:style-name="P36"><text:span text:style-name="T6">#include "zmq_std.hpp"</text:span></text:p>
            <text:p text:style-name="P36"><text:span text:style-name="T6"/></text:p>
            <text:p text:style-name="P36"><text:span text:style-name="T6">using node_id_type = long long;</text:span></text:p>
            <text:p text:style-name="P36"><text:span text:style-name="T6"/></text:p>
            <text:p text:style-name="P36"><text:span text:style-name="T6"/></text:p>
            <text:p text:style-name="P36"><text:span text:style-name="T6">std::optional&lt;int&gt; convertStringToInt(const std::string&amp; str) {</text:span></text:p>
            <text:p text:style-name="P36"><text:span text:style-name="T6"><text:s text:c="4"/>try {</text:span></text:p>
            <text:p text:style-name="P36"><text:span text:style-name="T6"><text:s text:c="8"/>return std::stoi(str);</text:span></text:p>
            <text:p text:style-name="P36"><text:span text:style-name="T6"><text:s text:c="4"/>} catch (const std::invalid_argument&amp; e) {</text:span></text:p>
            <text:p text:style-name="P36"><text:span text:style-name="T6"><text:tab/><text:tab/>return std::nullopt;</text:span></text:p>
            <text:p text:style-name="P36"><text:span text:style-name="T6"><text:s text:c="4"/>} catch (const std::out_of_range&amp; e) {</text:span></text:p>
            <text:p text:style-name="P36"><text:span text:style-name="T6"><text:s text:c="8"/>return std::nullopt;;</text:span></text:p>
            <text:p text:style-name="P36"><text:span text:style-name="T6"><text:s text:c="4"/>}</text:span></text:p>
            <text:p text:style-name="P36"><text:span text:style-name="T6">}</text:span></text:p>
            <text:p text:style-name="P36"><text:span text:style-name="T6"/></text:p>
            <text:p text:style-name="P36"><text:soft-page-break/><text:span text:style-name="T6"/></text:p>
            <text:p text:style-name="P36"><text:span text:style-name="T6">int main() {</text:span></text:p>
            <text:p text:style-name="P36"><text:span text:style-name="T6"><text:tab/>int rc;</text:span></text:p>
            <text:p text:style-name="P36"><text:span text:style-name="T6"><text:tab/>topology_t&lt;node_id_type&gt; control_node;</text:span></text:p>
            <text:p text:style-name="P36"><text:span text:style-name="T6"><text:tab/>std::vector&lt; std::pair&lt;void*, void*&gt; &gt; childs;</text:span></text:p>
            <text:p text:style-name="P36"><text:span text:style-name="T6"/></text:p>
            <text:p text:style-name="P36"><text:span text:style-name="T6"><text:tab/>std::string s;</text:span></text:p>
            <text:p text:style-name="P36"><text:span text:style-name="T6"><text:tab/>node_id_type id;</text:span></text:p>
            <text:p text:style-name="P36"><text:span text:style-name="T6"><text:tab/>while (std::cin &gt;&gt; s) {</text:span></text:p>
            <text:p text:style-name="P36"><text:span text:style-name="T6"><text:tab/><text:tab/>if (s == "create") {</text:span></text:p>
            <text:p text:style-name="P36"><text:span text:style-name="T6"><text:tab/><text:tab/><text:tab/>node_id_type parent_id;</text:span></text:p>
            <text:p text:style-name="P36"><text:span text:style-name="T6"><text:tab/><text:tab/><text:tab/>std::cin &gt;&gt; parent_id &gt;&gt; id;</text:span></text:p>
            <text:p text:style-name="P36"><text:span text:style-name="T6"><text:tab/><text:tab/><text:tab/>if (parent_id == -1) { // если даем родителя -1 то новая ветка из контрол-нод</text:span></text:p>
            <text:p text:style-name="P36"><text:span text:style-name="T6"><text:tab/><text:tab/><text:tab/><text:tab/>void* new_context = NULL;</text:span></text:p>
            <text:p text:style-name="P36"><text:span text:style-name="T6"><text:tab/><text:tab/><text:tab/><text:tab/>void* new_socket = NULL;</text:span></text:p>
            <text:p text:style-name="P36"><text:span text:style-name="T6"><text:tab/><text:tab/><text:tab/><text:tab/>zmq_std::init_pair_socket(new_context, new_socket);</text:span></text:p>
            <text:p text:style-name="P36"><text:span text:style-name="T6"><text:tab/><text:tab/><text:tab/><text:tab/>rc = zmq_bind(new_socket, ("tcp://*:" + std::to_string(PORT_BASE + id)).c_str()); // привязали сокет к порту</text:span></text:p>
            <text:p text:style-name="P36"><text:span text:style-name="T6"><text:tab/><text:tab/><text:tab/><text:tab/>assert(rc == 0);</text:span></text:p>
            <text:p text:style-name="P36"><text:span text:style-name="T6"/></text:p>
            <text:p text:style-name="P36"><text:span text:style-name="T6"><text:tab/><text:tab/><text:tab/><text:tab/>int fork_id = fork(); </text:span></text:p>
            <text:p text:style-name="P36"><text:span text:style-name="T6"><text:tab/><text:tab/><text:tab/><text:tab/>if (fork_id == 0) {</text:span></text:p>
            <text:p text:style-name="P36"><text:span text:style-name="T6"><text:tab/><text:tab/><text:tab/><text:tab/><text:tab/>rc = execl(NODE_EXECUTABLE_NAME, NODE_EXECUTABLE_NAME, std::to_string(id).c_str(), NULL); // запускаем calculation, передаем id</text:span></text:p>
            <text:p text:style-name="P36"><text:span text:style-name="T6"><text:tab/><text:tab/><text:tab/><text:tab/><text:tab/>assert(rc != -1);</text:span></text:p>
            <text:p text:style-name="P36"><text:span text:style-name="T6"><text:tab/><text:tab/><text:tab/><text:tab/><text:tab/>return 0;</text:span></text:p>
            <text:p text:style-name="P36"><text:span text:style-name="T6"><text:tab/><text:tab/><text:tab/><text:tab/>} else {</text:span></text:p>
            <text:p text:style-name="P36"><text:span text:style-name="T6"><text:tab/><text:tab/><text:tab/><text:tab/><text:tab/>bool ok = true;</text:span></text:p>
            <text:p text:style-name="P36"><text:span text:style-name="T6"><text:tab/><text:tab/><text:tab/><text:tab/><text:tab/>node_token_t reply_info({fail, id, id});</text:span></text:p>
            <text:p text:style-name="P36"><text:span text:style-name="T6"><text:tab/><text:tab/><text:tab/><text:tab/><text:tab/>ok = zmq_std::recieve_msg_wait(reply_info, new_socket);</text:span></text:p>
            <text:p text:style-name="P36"><text:span text:style-name="T6"/></text:p>
            <text:p text:style-name="P36"><text:span text:style-name="T6"><text:tab/><text:tab/><text:tab/><text:tab/><text:tab/>node_token_t* token = new node_token_t({ping, id, id}); <text:s/>// заготовили принятие</text:span></text:p>
            <text:p text:style-name="P36"><text:span text:style-name="T6"><text:tab/><text:tab/><text:tab/><text:tab/><text:tab/>node_token_t reply({fail, id, id}); // заготовили отправку</text:span></text:p>
            <text:p text:style-name="P36"><text:span text:style-name="T6"><text:tab/><text:tab/><text:tab/><text:tab/><text:tab/>ok = zmq_std::send_recieve_wait(token, reply, new_socket);</text:span></text:p>
            <text:p text:style-name="P36"><text:span text:style-name="T6"><text:tab/><text:tab/><text:tab/><text:tab/><text:tab/>if (ok and reply.action == success) {</text:span></text:p>
            <text:p text:style-name="P36"><text:span text:style-name="T6"><text:tab/><text:tab/><text:tab/><text:tab/><text:tab/><text:tab/>childs.push_back(std::make_pair(new_context, new_socket));</text:span></text:p>
            <text:p text:style-name="P36"><text:span text:style-name="T6"><text:tab/><text:tab/><text:tab/><text:tab/><text:tab/><text:tab/>control_node.insert(id);</text:span></text:p>
            <text:p text:style-name="P36"><text:span text:style-name="T6"><text:tab/><text:tab/><text:tab/><text:tab/><text:tab/><text:tab/>std::cout &lt;&lt; "OK: " &lt;&lt; reply_info.id &lt;&lt; std::endl;</text:span></text:p>
            <text:p text:style-name="P36"><text:span text:style-name="T6"><text:tab/><text:tab/><text:tab/><text:tab/><text:tab/>} else {</text:span></text:p>
            <text:p text:style-name="P36"><text:span text:style-name="T6"><text:tab/><text:tab/><text:tab/><text:tab/><text:tab/><text:tab/>rc = zmq_close(new_socket);</text:span></text:p>
            <text:p text:style-name="P36"><text:span text:style-name="T6"><text:tab/><text:tab/><text:tab/><text:tab/><text:tab/><text:tab/>assert(rc == 0);</text:span></text:p>
            <text:p text:style-name="P36"><text:span text:style-name="T6"><text:tab/><text:tab/><text:tab/><text:tab/><text:tab/><text:tab/>rc = zmq_ctx_term(new_context);</text:span></text:p>
            <text:p text:style-name="P36"><text:span text:style-name="T6"><text:tab/><text:tab/><text:tab/><text:tab/><text:tab/><text:tab/>assert(rc == 0);</text:span></text:p>
            <text:p text:style-name="P36"><text:span text:style-name="T6"><text:tab/><text:tab/><text:tab/><text:tab/><text:tab/>}</text:span></text:p>
            <text:p text:style-name="P36"><text:span text:style-name="T6"><text:tab/><text:tab/><text:tab/><text:tab/>}</text:span></text:p>
            <text:p text:style-name="P36"><text:span text:style-name="T6"><text:tab/><text:tab/><text:tab/>} else if (control_node.find(parent_id) == -1) {</text:span></text:p>
            <text:p text:style-name="P36"><text:span text:style-name="T6"><text:tab/><text:tab/><text:tab/><text:tab/>std::cout &lt;&lt; "Error: Not found" &lt;&lt; std::endl;</text:span></text:p>
            <text:p text:style-name="P36"><text:span text:style-name="T6"><text:tab/><text:tab/><text:tab/>} else {</text:span></text:p>
            <text:p text:style-name="P36"><text:span text:style-name="T6"><text:tab/><text:tab/><text:tab/><text:tab/>if (control_node.find(id) != -1) {</text:span></text:p>
            <text:p text:style-name="P36"><text:span text:style-name="T6"><text:tab/><text:tab/><text:tab/><text:tab/><text:tab/>std::cout &lt;&lt; "Error: Already exists" &lt;&lt; std::endl;</text:span></text:p>
            <text:p text:style-name="P36"><text:soft-page-break/><text:span text:style-name="T6"><text:tab/><text:tab/><text:tab/><text:tab/>} else {</text:span></text:p>
            <text:p text:style-name="P36"><text:span text:style-name="T6"><text:tab/><text:tab/><text:tab/><text:tab/><text:tab/>int ind = control_node.find(parent_id);</text:span></text:p>
            <text:p text:style-name="P36"><text:span text:style-name="T6"><text:tab/><text:tab/><text:tab/><text:tab/><text:tab/>node_token_t* token = new node_token_t({create, parent_id, id});</text:span></text:p>
            <text:p text:style-name="P36"><text:span text:style-name="T6"><text:tab/><text:tab/><text:tab/><text:tab/><text:tab/>node_token_t reply({fail, id, id});</text:span></text:p>
            <text:p text:style-name="P36"><text:span text:style-name="T6"><text:tab/><text:tab/><text:tab/><text:tab/><text:tab/>if (zmq_std::send_recieve_wait(token, reply, childs[ind].second) and reply.action == success) {</text:span></text:p>
            <text:p text:style-name="P36"><text:span text:style-name="T6"><text:tab/><text:tab/><text:tab/><text:tab/><text:tab/><text:tab/>std::cout &lt;&lt; "OK: " &lt;&lt; reply.id &lt;&lt; std::endl; // нашли родителя и спросили доступен ли</text:span></text:p>
            <text:p text:style-name="P36"><text:span text:style-name="T6"><text:tab/><text:tab/><text:tab/><text:tab/><text:tab/><text:tab/>control_node.insert(parent_id, id); // если да то добавили в эту ветку</text:span></text:p>
            <text:p text:style-name="P36"><text:span text:style-name="T6"><text:tab/><text:tab/><text:tab/><text:tab/><text:tab/>} else {</text:span></text:p>
            <text:p text:style-name="P36"><text:span text:style-name="T6"><text:tab/><text:tab/><text:tab/><text:tab/><text:tab/><text:tab/>std::cout &lt;&lt; "Error: Parent is unavailable" &lt;&lt; std::endl;</text:span></text:p>
            <text:p text:style-name="P36"><text:span text:style-name="T6"><text:tab/><text:tab/><text:tab/><text:tab/><text:tab/>}</text:span></text:p>
            <text:p text:style-name="P36"><text:span text:style-name="T6"><text:tab/><text:tab/><text:tab/><text:tab/>}</text:span></text:p>
            <text:p text:style-name="P36"><text:span text:style-name="T6"><text:tab/><text:tab/><text:tab/>}</text:span></text:p>
            <text:p text:style-name="P36"><text:span text:style-name="T6"><text:tab/><text:tab/>} else if (s == "ping") {</text:span></text:p>
            <text:p text:style-name="P36"><text:span text:style-name="T6"><text:tab/><text:tab/><text:tab/>std::cin &gt;&gt; id;</text:span></text:p>
            <text:p text:style-name="P36"><text:span text:style-name="T6"><text:tab/><text:tab/><text:tab/>if (control_node.find(id) == -1) {</text:span></text:p>
            <text:p text:style-name="P36"><text:span text:style-name="T6"><text:tab/><text:tab/><text:tab/><text:tab/>std::cout &lt;&lt; "Error: Not found" &lt;&lt; std::endl;</text:span></text:p>
            <text:p text:style-name="P36"><text:span text:style-name="T6"><text:tab/><text:tab/><text:tab/>} else {</text:span></text:p>
            <text:p text:style-name="P36"><text:span text:style-name="T6"><text:tab/><text:tab/><text:tab/><text:tab/>bool allprocess_flag = true;</text:span></text:p>
            <text:p text:style-name="P36"><text:span text:style-name="T6"><text:tab/><text:tab/><text:tab/><text:tab/>std::vector&lt;node_id_type&gt; active_node;</text:span></text:p>
            <text:p text:style-name="P36"><text:span text:style-name="T6"><text:tab/><text:tab/><text:tab/><text:tab/>int ind = control_node.find(id);</text:span></text:p>
            <text:p text:style-name="P36"><text:span text:style-name="T6"><text:tab/><text:tab/><text:tab/><text:tab/>node_token_t* token = new node_token_t({ping, id, id});</text:span></text:p>
            <text:p text:style-name="P36"><text:span text:style-name="T6"><text:tab/><text:tab/><text:tab/><text:tab/>node_token_t reply({fail, id, id});</text:span></text:p>
            <text:p text:style-name="P36"><text:span text:style-name="T6"><text:tab/><text:tab/><text:tab/><text:tab/></text:span></text:p>
            <text:p text:style-name="P36"><text:span text:style-name="T6"><text:tab/><text:tab/><text:tab/><text:tab/>if (zmq_std::send_recieve_wait(token, reply, childs[ind].second) and reply.action == success) {</text:span></text:p>
            <text:p text:style-name="P36"><text:span text:style-name="T6"><text:tab/><text:tab/><text:tab/><text:tab/><text:tab/>std::cout &lt;&lt; "OK: " &lt;&lt; 1 &lt;&lt; std::endl;</text:span></text:p>
            <text:p text:style-name="P36"><text:span text:style-name="T6"><text:tab/><text:tab/><text:tab/><text:tab/>} else {</text:span></text:p>
            <text:p text:style-name="P36"><text:span text:style-name="T6"><text:tab/><text:tab/><text:tab/><text:tab/><text:tab/>std::cout &lt;&lt; "OK: " &lt;&lt; 0 &lt;&lt; std::endl;</text:span></text:p>
            <text:p text:style-name="P36"><text:span text:style-name="T6"><text:tab/><text:tab/><text:tab/><text:tab/>}</text:span></text:p>
            <text:p text:style-name="P36"><text:span text:style-name="T6"><text:tab/><text:tab/><text:tab/>}</text:span></text:p>
            <text:p text:style-name="P36"><text:span text:style-name="T6"><text:tab/><text:tab/><text:tab/></text:span></text:p>
            <text:p text:style-name="P36"><text:span text:style-name="T6"><text:tab/><text:tab/>} else if (s == "exec") {</text:span></text:p>
            <text:p text:style-name="P36"><text:span text:style-name="T6"><text:tab/><text:tab/><text:tab/></text:span></text:p>
            <text:p text:style-name="P36"><text:span text:style-name="T6"/></text:p>
            <text:p text:style-name="P36"><text:span text:style-name="T6"/></text:p>
            <text:p text:style-name="P36"><text:span text:style-name="T6"><text:tab/><text:tab/><text:tab/>std::string key, value, res;</text:span></text:p>
            <text:p text:style-name="P36"><text:span text:style-name="T6"><text:tab/><text:tab/><text:tab/>std::cin &gt;&gt; id &gt;&gt; key &gt;&gt; value;</text:span></text:p>
            <text:p text:style-name="P36"><text:span text:style-name="T6"><text:tab/><text:tab/><text:tab/>int ind = control_node.find(id);</text:span></text:p>
            <text:p text:style-name="P36"><text:span text:style-name="T6"><text:tab/><text:tab/><text:tab/>if (ind != -1) {</text:span></text:p>
            <text:p text:style-name="P36"><text:span text:style-name="T6"><text:tab/><text:tab/><text:tab/><text:tab/>bool ok = true, ans = false;</text:span></text:p>
            <text:p text:style-name="P36"><text:span text:style-name="T6"><text:tab/><text:tab/><text:tab/><text:tab/>int responce;</text:span></text:p>
            <text:p text:style-name="P36"><text:span text:style-name="T6"><text:tab/><text:tab/><text:tab/><text:tab/>res = key + SENTINEL + value + SENTINEL;</text:span></text:p>
            <text:p text:style-name="P36"><text:span text:style-name="T6"><text:tab/><text:tab/><text:tab/><text:tab/>for (size_t i = 0; i &lt; res.size(); ++i) {</text:span></text:p>
            <text:p text:style-name="P36"><text:span text:style-name="T6"><text:tab/><text:tab/><text:tab/><text:tab/><text:tab/>node_token_t* token = new node_token_t({exec, res[i], id});</text:span></text:p>
            <text:p text:style-name="P36"><text:span text:style-name="T6"><text:tab/><text:tab/><text:tab/><text:tab/><text:tab/>node_token_t reply({fail, id, id});</text:span></text:p>
            <text:p text:style-name="P36"><text:span text:style-name="T6"><text:tab/><text:tab/><text:tab/><text:tab/><text:tab/>if (!zmq_std::send_recieve_wait(token, reply, childs[ind].second) or reply.action != success) {</text:span></text:p>
            <text:p text:style-name="P36"><text:span text:style-name="T6"><text:tab/><text:tab/><text:tab/><text:tab/><text:tab/><text:tab/>ok = false;</text:span></text:p>
            <text:p text:style-name="P36"><text:span text:style-name="T6"><text:tab/><text:tab/><text:tab/><text:tab/><text:tab/><text:tab/>if (reply.action == notfound) {</text:span></text:p>
            <text:p text:style-name="P36"><text:span text:style-name="T6"><text:tab/><text:tab/><text:tab/><text:tab/><text:tab/><text:tab/><text:tab/>std::cout &lt;&lt; "Error: Invalid key" &lt;&lt; std::endl;</text:span></text:p>
            <text:p text:style-name="P36"><text:span text:style-name="T6"><text:tab/><text:tab/><text:tab/><text:tab/><text:tab/><text:tab/><text:tab/>ans = true;</text:span></text:p>
            <text:p text:style-name="P36"><text:soft-page-break/><text:span text:style-name="T6"><text:tab/><text:tab/><text:tab/><text:tab/><text:tab/><text:tab/>}</text:span></text:p>
            <text:p text:style-name="P36"><text:span text:style-name="T6"><text:tab/><text:tab/><text:tab/><text:tab/><text:tab/><text:tab/>break;</text:span></text:p>
            <text:p text:style-name="P36"><text:span text:style-name="T6"><text:tab/><text:tab/><text:tab/><text:tab/><text:tab/>} if (i == res.size() - 1) {</text:span></text:p>
            <text:p text:style-name="P36"><text:span text:style-name="T6"><text:tab/><text:tab/><text:tab/><text:tab/><text:tab/><text:tab/>responce = reply.parent_id;</text:span></text:p>
            <text:p text:style-name="P36"><text:span text:style-name="T6"><text:tab/><text:tab/><text:tab/><text:tab/><text:tab/>}</text:span></text:p>
            <text:p text:style-name="P36"><text:span text:style-name="T6"><text:tab/><text:tab/><text:tab/><text:tab/>}</text:span></text:p>
            <text:p text:style-name="P36"><text:span text:style-name="T6"><text:tab/><text:tab/><text:tab/><text:tab/>if (ok &amp;&amp; !ans) {</text:span></text:p>
            <text:p text:style-name="P36"><text:span text:style-name="T6"><text:tab/><text:tab/><text:tab/><text:tab/><text:tab/>std::cout &lt;&lt; "OK: " &lt;&lt; id;</text:span></text:p>
            <text:p text:style-name="P36"><text:span text:style-name="T6"><text:tab/><text:tab/><text:tab/><text:tab/><text:tab/>if (value == "get") {</text:span></text:p>
            <text:p text:style-name="P36"><text:span text:style-name="T6"><text:tab/><text:tab/><text:tab/><text:tab/><text:tab/><text:tab/>std::cout <text:s/>&lt;&lt; <text:s/>": " &lt;&lt; responce &lt;&lt; std::endl;</text:span></text:p>
            <text:p text:style-name="P36"><text:span text:style-name="T6"><text:tab/><text:tab/><text:tab/><text:tab/><text:tab/>} else {</text:span></text:p>
            <text:p text:style-name="P36"><text:span text:style-name="T6"><text:tab/><text:tab/><text:tab/><text:tab/><text:tab/><text:tab/>std::cout &lt;&lt; std::endl;</text:span></text:p>
            <text:p text:style-name="P36"><text:span text:style-name="T6"><text:tab/><text:tab/><text:tab/><text:tab/><text:tab/>}</text:span></text:p>
            <text:p text:style-name="P36"><text:span text:style-name="T6"/></text:p>
            <text:p text:style-name="P36"><text:span text:style-name="T6"><text:tab/><text:tab/><text:tab/><text:tab/>} else if (!ans){</text:span></text:p>
            <text:p text:style-name="P36"><text:span text:style-name="T6"><text:tab/><text:tab/><text:tab/><text:tab/><text:tab/>std::cout &lt;&lt; "Error: Node is unavailable" &lt;&lt; std::endl;</text:span></text:p>
            <text:p text:style-name="P36"><text:span text:style-name="T6"><text:tab/><text:tab/><text:tab/><text:tab/>}</text:span></text:p>
            <text:p text:style-name="P36"><text:span text:style-name="T6"><text:tab/><text:tab/><text:tab/>} else {</text:span></text:p>
            <text:p text:style-name="P36"><text:span text:style-name="T6"><text:tab/><text:tab/><text:tab/><text:tab/>std::cout &lt;&lt; "Error: Not found" &lt;&lt; std::endl;</text:span></text:p>
            <text:p text:style-name="P36"><text:span text:style-name="T6"><text:tab/><text:tab/><text:tab/>}</text:span></text:p>
            <text:p text:style-name="P36"><text:span text:style-name="T6"><text:tab/><text:tab/>}</text:span></text:p>
            <text:p text:style-name="P36"><text:span text:style-name="T6"><text:tab/>}</text:span></text:p>
            <text:p text:style-name="P36"><text:span text:style-name="T6"/></text:p>
            <text:p text:style-name="P36"><text:span text:style-name="T6"><text:tab/>for (size_t i = 0; i &lt; childs.size(); ++i) {</text:span></text:p>
            <text:p text:style-name="P36"><text:span text:style-name="T6"><text:tab/><text:tab/>rc = zmq_close(childs[i].second);</text:span></text:p>
            <text:p text:style-name="P36"><text:span text:style-name="T6"><text:tab/><text:tab/>assert(rc == 0);</text:span></text:p>
            <text:p text:style-name="P36"><text:span text:style-name="T6"><text:tab/><text:tab/>rc = zmq_ctx_term(childs[i].first);</text:span></text:p>
            <text:p text:style-name="P36"><text:span text:style-name="T6"><text:tab/><text:tab/>assert(rc == 0);</text:span></text:p>
            <text:p text:style-name="P36"><text:span text:style-name="T6"><text:tab/>}</text:span></text:p>
            <text:p text:style-name="P36"><text:span text:style-name="T6">}</text:span></text:p>
          </table:table-cell>
        </table:table-row>
      </table:table>
      <text:p text:style-name="P6"/>
      <text:p text:style-name="P6"/>
      <text:p text:style-name="P2"/>
      <text:p text:style-name="P7">Пример работы</text:p>
      <text:p text:style-name="P30">create -1 5</text:p>
      <text:p text:style-name="P30">OK: 464559</text:p>
      <text:p text:style-name="P30">create 5 1</text:p>
      <text:p text:style-name="P30">OK: 464582</text:p>
      <text:p text:style-name="P30">ping 1</text:p>
      <text:p text:style-name="P30">OK: 1</text:p>
      <text:p text:style-name="P30">exec 1 OneK 111</text:p>
      <text:p text:style-name="P30">OK: 1</text:p>
      <text:p text:style-name="P30">exec 1 OneK get</text:p>
      <text:p text:style-name="P30">OK: 1: 111</text:p>
      <text:p text:style-name="P30"><text:soft-page-break/>exec 1 TwoK get</text:p>
      <text:p text:style-name="P30">Error: Node is unavailable</text:p>
      <text:p text:style-name="P8"/>
      <text:p text:style-name="P8"/>
      <text:p text:style-name="P38"/>
      <text:p text:style-name="P29">Вывод</text:p>
      <text:p text:style-name="P34">Во время выполнения этой лабораторной работы я узнал что существует технологии очередей сообщений, изучил основные понятия в zmq, долго разбирался с сокетами и адресами. Очередь сообщений я нахожу наиболее удобным способом взаимодействия процессов из всех рассмотренных на курсе. Видимо поэтому они и используются при коммерческой разработке. Наиболее сложным для меня оказалось понять, какая именно топология от меня требуется и как её сделать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cm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keep-with-next="always"/>
      <style:text-properties fo:color="#4472c4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4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10:41:14.614932404</dc:date>
    <meta:editing-duration>PT5M43S</meta:editing-duration>
    <meta:editing-cycles>2</meta:editing-cycles>
    <meta:document-statistic meta:table-count="2" meta:image-count="0" meta:object-count="0" meta:page-count="9" meta:paragraph-count="340" meta:word-count="1457" meta:character-count="11753" meta:non-whitespace-character-count="9546"/>
  </office:meta>
</office:document-meta>
</file>